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5cm" svg:x="0.138cm" svg:y="5.312cm">
            <draw:object draw:notify-on-update-of-ranges="Feuille1.A2:Feuille1.A10 Feuille1.B1:Feuille1.B1 Feuille1.B2:Feuille1.B10 Feuille1.D1:Feuille1.D1 Feuille1.D2:Feuille1.D10 Feuille1.C1:Feuille1.C1 Feuille1.C2:Feuille1.C10 Feuille1.E1:Feuille1.E1 Feuille1.E2:Feuille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2cm" svg:height="9.005cm" svg:x="17.506cm" svg:y="5.312cm">
            <draw:object draw:notify-on-update-of-ranges="Feuille1.H2:Feuille1.H10 Feuille1.I1:Feuille1.I1 Feuille1.I2:Feuille1.I10 Feuille1.J1:Feuille1.J1 Feuille1.J2:Feuille1.J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PutUvarint</text:p>
          </table:table-cell>
          <table:table-cell office:value-type="string" calcext:value-type="string">
            <text:p>Uvarint</text:p>
          </table:table-cell>
          <table:table-cell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Encode+Decode</text:p>
          </table:table-cell>
          <table:table-cell office:value-type="string" calcext:value-type="string">
            <text:p>PutUvarint+Uvari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3" calcext:value-type="float">
            <text:p>1,63</text:p>
          </table:table-cell>
          <table:table-cell office:value-type="float" office:value="2.066" calcext:value-type="float">
            <text:p>2,066</text:p>
          </table:table-cell>
          <table:table-cell office:value-type="float" office:value="1.362" calcext:value-type="float">
            <text:p>1,362</text:p>
          </table:table-cell>
          <table:table-cell office:value-type="float" office:value="2.605" calcext:value-type="float">
            <text:p>2,6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.588" calcext:value-type="float">
            <text:p>2,588</text:p>
          </table:table-cell>
          <table:table-cell office:value-type="float" office:value="3.928" calcext:value-type="float">
            <text:p>3,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05" calcext:value-type="float">
            <text:p>2,305</text:p>
          </table:table-cell>
          <table:table-cell office:value-type="float" office:value="2.013" calcext:value-type="float">
            <text:p>2,013</text:p>
          </table:table-cell>
          <table:table-cell office:value-type="float" office:value="2.237" calcext:value-type="float">
            <text:p>2,237</text:p>
          </table:table-cell>
          <table:table-cell office:value-type="float" office:value="4.091" calcext:value-type="float">
            <text:p>4,09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.45" calcext:value-type="float">
            <text:p>3,45</text:p>
          </table:table-cell>
          <table:table-cell office:value-type="float" office:value="6.146" calcext:value-type="float">
            <text:p>6,1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,3</text:p>
          </table:table-cell>
          <table:table-cell office:value-type="float" office:value="2.303" calcext:value-type="float">
            <text:p>2,303</text:p>
          </table:table-cell>
          <table:table-cell office:value-type="float" office:value="2.589" calcext:value-type="float">
            <text:p>2,589</text:p>
          </table:table-cell>
          <table:table-cell office:value-type="float" office:value="5.07" calcext:value-type="float">
            <text:p>5,0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.025" calcext:value-type="float">
            <text:p>4,025</text:p>
          </table:table-cell>
          <table:table-cell office:value-type="float" office:value="7.073" calcext:value-type="float">
            <text:p>7,0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588" calcext:value-type="float">
            <text:p>2,588</text:p>
          </table:table-cell>
          <table:table-cell office:value-type="float" office:value="2.589" calcext:value-type="float">
            <text:p>2,589</text:p>
          </table:table-cell>
          <table:table-cell office:value-type="float" office:value="4.029" calcext:value-type="float">
            <text:p>4,029</text:p>
          </table:table-cell>
          <table:table-cell office:value-type="float" office:value="6.328" calcext:value-type="float">
            <text:p>6,3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.042" calcext:value-type="float">
            <text:p>5,042</text:p>
          </table:table-cell>
          <table:table-cell office:value-type="float" office:value="8.914" calcext:value-type="float">
            <text:p>8,9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452" calcext:value-type="float">
            <text:p>3,452</text:p>
          </table:table-cell>
          <table:table-cell office:value-type="float" office:value="2.875" calcext:value-type="float">
            <text:p>2,875</text:p>
          </table:table-cell>
          <table:table-cell office:value-type="float" office:value="4.314" calcext:value-type="float">
            <text:p>4,314</text:p>
          </table:table-cell>
          <table:table-cell office:value-type="float" office:value="7.474" calcext:value-type="float">
            <text:p>7,47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.857" calcext:value-type="float">
            <text:p>5,857</text:p>
          </table:table-cell>
          <table:table-cell office:value-type="float" office:value="10.64" calcext:value-type="float">
            <text:p>10,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026" calcext:value-type="float">
            <text:p>4,026</text:p>
          </table:table-cell>
          <table:table-cell office:value-type="float" office:value="3.45" calcext:value-type="float">
            <text:p>3,45</text:p>
          </table:table-cell>
          <table:table-cell office:value-type="float" office:value="4.234" calcext:value-type="float">
            <text:p>4,234</text:p>
          </table:table-cell>
          <table:table-cell office:value-type="float" office:value="8.632" calcext:value-type="float">
            <text:p>8,63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6.958" calcext:value-type="float">
            <text:p>6,958</text:p>
          </table:table-cell>
          <table:table-cell office:value-type="float" office:value="12.38" calcext:value-type="float">
            <text:p>12,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,6</text:p>
          </table:table-cell>
          <table:table-cell office:value-type="float" office:value="4.36" calcext:value-type="float">
            <text:p>4,36</text:p>
          </table:table-cell>
          <table:table-cell office:value-type="float" office:value="4.845" calcext:value-type="float">
            <text:p>4,845</text:p>
          </table:table-cell>
          <table:table-cell office:value-type="float" office:value="9.92" calcext:value-type="float">
            <text:p>9,9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8.058" calcext:value-type="float">
            <text:p>8,058</text:p>
          </table:table-cell>
          <table:table-cell office:value-type="float" office:value="14.11" calcext:value-type="float">
            <text:p>14,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892" calcext:value-type="float">
            <text:p>4,892</text:p>
          </table:table-cell>
          <table:table-cell office:value-type="float" office:value="4.356" calcext:value-type="float">
            <text:p>4,356</text:p>
          </table:table-cell>
          <table:table-cell office:value-type="float" office:value="5.176" calcext:value-type="float">
            <text:p>5,176</text:p>
          </table:table-cell>
          <table:table-cell office:value-type="float" office:value="11.25" calcext:value-type="float">
            <text:p>11,2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8.629" calcext:value-type="float">
            <text:p>8,629</text:p>
          </table:table-cell>
          <table:table-cell office:value-type="float" office:value="16.11" calcext:value-type="float">
            <text:p>16,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888" calcext:value-type="float">
            <text:p>4,888</text:p>
          </table:table-cell>
          <table:table-cell office:value-type="float" office:value="4.948" calcext:value-type="float">
            <text:p>4,948</text:p>
          </table:table-cell>
          <table:table-cell office:value-type="float" office:value="5.755" calcext:value-type="float">
            <text:p>5,755</text:p>
          </table:table-cell>
          <table:table-cell office:value-type="float" office:value="12.37" calcext:value-type="float">
            <text:p>12,3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.311" calcext:value-type="float">
            <text:p>9,311</text:p>
          </table:table-cell>
          <table:table-cell office:value-type="float" office:value="17.83" calcext:value-type="float">
            <text:p>17,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8:31:21.252072751</meta:creation-date>
    <dc:date>2021-12-01T10:28:29.129732893</dc:date>
    <meta:editing-duration>PT23M3S</meta:editing-duration>
    <meta:editing-cycles>4</meta:editing-cycles>
    <meta:generator>LibreOffice/6.4.7.2$Linux_X86_64 LibreOffice_project/40$Build-2</meta:generator>
    <meta:document-statistic meta:table-count="1" meta:cell-count="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column-mapping="0 2 1 3" chart:style-name="ch1">
        <chart:title svg:x="4.807cm" svg:y="0.316cm" chart:style-name="ch2">
          <text:p>Benchmark encode and decode</text:p>
        </chart:title>
        <chart:legend chart:legend-position="end" svg:x="13.629cm" svg:y="3.457cm" style:legend-expansion="high" chart:style-name="ch3"/>
        <chart:plot-area chart:style-name="ch4" table:cell-range-address="Feuille1.A2:Feuille1.C10 Feuille1.A1:Feuille1.C1 Feuille1.D1:Feuille1.E10" chart:data-source-has-labels="both" svg:x="1.33cm" svg:y="1.275cm" svg:width="11.98cm" svg:height="6.57cm">
          <chartooo:coordinate-region svg:x="1.951cm" svg:y="1.474cm" svg:width="11.359cm" svg:height="5.724cm"/>
          <chart:axis chart:dimension="x" chart:name="primary-x" chart:style-name="ch5" chartooo:axis-type="auto">
            <chartooo:date-scale/>
            <chart:title svg:x="6.244cm" svg:y="8.025cm" chart:style-name="ch6">
              <text:p>significant bits</text:p>
            </chart:title>
            <chart:categories table:cell-range-address="Feuille1.A2:Feuille1.A10"/>
          </chart:axis>
          <chart:axis chart:dimension="y" chart:name="primary-y" chart:style-name="ch7">
            <chart:title svg:x="0.451cm" svg:y="5.094cm" chart:style-name="ch8">
              <text:p>ns/ops</text:p>
            </chart:title>
            <chart:grid chart:style-name="ch9" chart:class="major"/>
          </chart:axis>
          <chart:series chart:style-name="ch10" chart:values-cell-range-address="Feuille1.B2:Feuille1.B10" chart:label-cell-address="Feuille1.B1:Feuille1.B1" chart:class="chart:bar">
            <chart:data-point chart:repeated="9"/>
          </chart:series>
          <chart:series chart:style-name="ch11" chart:values-cell-range-address="Feuille1.D2:Feuille1.D10" chart:label-cell-address="Feuille1.D1:Feuille1.D1" chart:class="chart:bar">
            <chart:data-point chart:repeated="9"/>
          </chart:series>
          <chart:series chart:style-name="ch12" chart:values-cell-range-address="Feuille1.C2:Feuille1.C10" chart:label-cell-address="Feuille1.C1:Feuille1.C1" chart:class="chart:bar">
            <chart:data-point chart:repeated="9"/>
          </chart:series>
          <chart:series chart:style-name="ch13" chart:values-cell-range-address="Feuille1.E2:Feuille1.E10" chart:label-cell-address="Feuille1.E1:Feuille1.E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e</text:p>
                <draw:g>
                  <svg:desc>Feuille1.B1:Feuille1.B1</svg:desc>
                </draw:g>
              </table:table-cell>
              <table:table-cell office:value-type="string">
                <text:p>PutUvarint</text:p>
                <draw:g>
                  <svg:desc>Feuille1.D1:Feuille1.D1</svg:desc>
                </draw:g>
              </table:table-cell>
              <table:table-cell office:value-type="string">
                <text:p>Decode</text:p>
                <draw:g>
                  <svg:desc>Feuille1.C1:Feuille1.C1</svg:desc>
                </draw:g>
              </table:table-cell>
              <table:table-cell office:value-type="string">
                <text:p>Uvarint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euille1.A2:Feuille1.A10</svg:desc>
                </draw:g>
              </table:table-cell>
              <table:table-cell office:value-type="float" office:value="1.63">
                <text:p>1.63</text:p>
                <draw:g>
                  <svg:desc>Feuille1.B2:Feuille1.B10</svg:desc>
                </draw:g>
              </table:table-cell>
              <table:table-cell office:value-type="float" office:value="1.362">
                <text:p>1.362</text:p>
                <draw:g>
                  <svg:desc>Feuille1.D2:Feuille1.D10</svg:desc>
                </draw:g>
              </table:table-cell>
              <table:table-cell office:value-type="float" office:value="2.066">
                <text:p>2.066</text:p>
                <draw:g>
                  <svg:desc>Feuille1.C2:Feuille1.C10</svg:desc>
                </draw:g>
              </table:table-cell>
              <table:table-cell office:value-type="float" office:value="2.605">
                <text:p>2.605</text:p>
                <draw:g>
                  <svg:desc>Feuille1.E2:Feuille1.E10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305">
                <text:p>2.305</text:p>
              </table:table-cell>
              <table:table-cell office:value-type="float" office:value="2.237">
                <text:p>2.237</text:p>
              </table:table-cell>
              <table:table-cell office:value-type="float" office:value="2.013">
                <text:p>2.013</text:p>
              </table:table-cell>
              <table:table-cell office:value-type="float" office:value="4.091">
                <text:p>4.0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3">
                <text:p>2.3</text:p>
              </table:table-cell>
              <table:table-cell office:value-type="float" office:value="2.589">
                <text:p>2.589</text:p>
              </table:table-cell>
              <table:table-cell office:value-type="float" office:value="2.303">
                <text:p>2.303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588">
                <text:p>2.588</text:p>
              </table:table-cell>
              <table:table-cell office:value-type="float" office:value="4.029">
                <text:p>4.029</text:p>
              </table:table-cell>
              <table:table-cell office:value-type="float" office:value="2.589">
                <text:p>2.589</text:p>
              </table:table-cell>
              <table:table-cell office:value-type="float" office:value="6.328">
                <text:p>6.3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452">
                <text:p>3.452</text:p>
              </table:table-cell>
              <table:table-cell office:value-type="float" office:value="4.314">
                <text:p>4.314</text:p>
              </table:table-cell>
              <table:table-cell office:value-type="float" office:value="2.875">
                <text:p>2.875</text:p>
              </table:table-cell>
              <table:table-cell office:value-type="float" office:value="7.474">
                <text:p>7.4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.026">
                <text:p>4.026</text:p>
              </table:table-cell>
              <table:table-cell office:value-type="float" office:value="4.234">
                <text:p>4.234</text:p>
              </table:table-cell>
              <table:table-cell office:value-type="float" office:value="3.45">
                <text:p>3.45</text:p>
              </table:table-cell>
              <table:table-cell office:value-type="float" office:value="8.632">
                <text:p>8.6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.6">
                <text:p>4.6</text:p>
              </table:table-cell>
              <table:table-cell office:value-type="float" office:value="4.845">
                <text:p>4.845</text:p>
              </table:table-cell>
              <table:table-cell office:value-type="float" office:value="4.36">
                <text:p>4.36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.892">
                <text:p>4.892</text:p>
              </table:table-cell>
              <table:table-cell office:value-type="float" office:value="5.176">
                <text:p>5.176</text:p>
              </table:table-cell>
              <table:table-cell office:value-type="float" office:value="4.356">
                <text:p>4.35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.888">
                <text:p>4.888</text:p>
              </table:table-cell>
              <table:table-cell office:value-type="float" office:value="5.755">
                <text:p>5.755</text:p>
              </table:table-cell>
              <table:table-cell office:value-type="float" office:value="4.948">
                <text:p>4.948</text:p>
              </table:table-cell>
              <table:table-cell office:value-type="float" office:value="12.37">
                <text:p>12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bar" chart:style-name="ch1">
        <chart:title svg:x="3.415cm" svg:y="0.316cm" chart:style-name="ch2">
          <text:p>Benchmarking encoding followed by decoding</text:p>
        </chart:title>
        <chart:legend chart:legend-position="end" svg:x="12.328cm" svg:y="3.955cm" style:legend-expansion="high" chart:style-name="ch3"/>
        <chart:plot-area chart:style-name="ch4" table:cell-range-address="Feuille1.H1:Feuille1.J10" chart:data-source-has-labels="both" svg:x="1.33cm" svg:y="1.275cm" svg:width="10.679cm" svg:height="6.57cm">
          <chartooo:coordinate-region svg:x="1.951cm" svg:y="1.474cm" svg:width="10.058cm" svg:height="5.724cm"/>
          <chart:axis chart:dimension="x" chart:name="primary-x" chart:style-name="ch5" chartooo:axis-type="auto">
            <chartooo:date-scale/>
            <chart:title svg:x="5.593cm" svg:y="8.025cm" chart:style-name="ch6">
              <text:p>significant bits</text:p>
            </chart:title>
            <chart:categories table:cell-range-address="Feuille1.H2:Feuille1.H10"/>
          </chart:axis>
          <chart:axis chart:dimension="y" chart:name="primary-y" chart:style-name="ch7">
            <chart:title svg:x="0.451cm" svg:y="5.094cm" chart:style-name="ch8">
              <text:p>ns/ops</text:p>
            </chart:title>
            <chart:grid chart:style-name="ch9" chart:class="major"/>
          </chart:axis>
          <chart:series chart:style-name="ch10" chart:values-cell-range-address="Feuille1.I2:Feuille1.I10" chart:label-cell-address="Feuille1.I1:Feuille1.I1" chart:class="chart:bar">
            <chart:data-point chart:repeated="9"/>
          </chart:series>
          <chart:series chart:style-name="ch11" chart:values-cell-range-address="Feuille1.J2:Feuille1.J10" chart:label-cell-address="Feuille1.J1:Feuille1.J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e+Decode</text:p>
                <draw:g>
                  <svg:desc>Feuille1.I1:Feuille1.I1</svg:desc>
                </draw:g>
              </table:table-cell>
              <table:table-cell office:value-type="string">
                <text:p>PutUvarint+Uvarint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euille1.H2:Feuille1.H10</svg:desc>
                </draw:g>
              </table:table-cell>
              <table:table-cell office:value-type="float" office:value="2.588">
                <text:p>2.588</text:p>
                <draw:g>
                  <svg:desc>Feuille1.I2:Feuille1.I10</svg:desc>
                </draw:g>
              </table:table-cell>
              <table:table-cell office:value-type="float" office:value="3.928">
                <text:p>3.928</text:p>
                <draw:g>
                  <svg:desc>Feuille1.J2:Feuille1.J10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45">
                <text:p>3.45</text:p>
              </table:table-cell>
              <table:table-cell office:value-type="float" office:value="6.146">
                <text:p>6.1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025">
                <text:p>4.025</text:p>
              </table:table-cell>
              <table:table-cell office:value-type="float" office:value="7.073">
                <text:p>7.07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042">
                <text:p>5.042</text:p>
              </table:table-cell>
              <table:table-cell office:value-type="float" office:value="8.914">
                <text:p>8.9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.857">
                <text:p>5.85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.958">
                <text:p>6.958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.058">
                <text:p>8.058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.629">
                <text:p>8.629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.311">
                <text:p>9.311</text:p>
              </table:table-cell>
              <table:table-cell office:value-type="float" office:value="17.83">
                <text:p>17.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